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areme.od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1- Essai P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2-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s Alia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text:s/>« C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commandes User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5. commit « C3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3- Branche DE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text:s/>commande branch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2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<text:s/>« C31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C32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6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4- M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4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Merge « C5 »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5- Detached HEA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C6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command HEAD → C 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« D51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« D52 »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ranche de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6. Dernier Comm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<text:s/>« Dernier commit »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3. <text:s/>pu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UM([.B2:.B46])" office:value-type="float" office:value="27" calcext:value-type="float">
            <text:p>27</text:p>
          </table:table-cell>
          <table:table-cell table:formula="of:=SUM([.C2:.C46])" office:value-type="float" office:value="20" calcext:value-type="float">
            <text:p>20</text:p>
          </table:table-cell>
          <table:table-cell table:style-name="ce3" table:formula="of:=[.C48]*20/[.B48]" office:value-type="float" office:value="14.8148148148148" calcext:value-type="float">
            <text:p>14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/00/0000</text:date>, <text:time style:data-style-name="N2" text:time-value="10:11:31.8729479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3:21:47.346040695</meta:creation-date>
    <dc:date>2024-01-26T10:11:51.232627652</dc:date>
    <meta:editing-duration>PT17H53M7S</meta:editing-duration>
    <meta:editing-cycles>11</meta:editing-cycles>
    <meta:generator>LibreOffice/7.6.4.1$Linux_X86_64 LibreOffice_project/60$Build-1</meta:generator>
    <meta:document-statistic meta:table-count="1" meta:cell-count="73" meta:object-count="0"/>
  </office:meta>
</office:document-meta>
</file>